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text-align="start" style:justify-single-word="false"/>
    </style:style>
    <style:style style:name="P2" style:family="paragraph" style:parent-style-name="Text_20_body">
      <style:paragraph-properties fo:margin-top="0cm" fo:margin-bottom="0cm" loext:contextual-spacing="true" fo:text-align="start" style:justify-single-word="false"/>
    </style:style>
    <style:style style:name="T1" style:family="text">
      <style:text-properties officeooo:rsid="00135f31"/>
    </style:style>
    <style:style style:name="T2" style:family="text">
      <style:text-properties fo:color="#00c87d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2e5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<text:span text:style-name="T1">ges </text:span></text:h>
      <text:p text:style-name="P2">Test Polygone non convexe</text:p>
      <text:p text:style-name="P2"/>
      <text:p text:style-name="P2">IN : </text:p>
      <text:p text:style-name="P2">PC TR 0 0 1 1 0 1 1 0</text:p>
      <text:p text:style-name="P2"/>
      <text:p text:style-name="P2">OUT  : </text:p>
      <text:p text:style-name="P2">ERR</text:p>
      <text:p text:style-name="P2">#polygon defined is not convex</text:p>
      <text:p text:style-name="P2"/>
      <text:p text:style-name="P2">IN :</text:p>
      <text:p text:style-name="P2">PC tr 1 0 2 2 <text:s/>3 3</text:p>
      <text:p text:style-name="P2"/>
      <text:p text:style-name="P2">OUT :</text:p>
      <text:p text:style-name="P2">OK</text:p>
      <text:p text:style-name="P2"/>
      <text:p text:style-name="P2">IN :</text:p>
      <text:p text:style-name="P1">PC tr 0 0 1 0 1 1 0 1</text:p>
      <text:p text:style-name="P1"/>
      <text:p text:style-name="P1">OUT:</text:p>
      <text:p text:style-name="P1">OK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4:31:11.595361271</meta:creation-date>
    <dc:date>2016-02-02T20:49:21.721790510</dc:date>
    <meta:editing-duration>PT36M32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1" meta:paragraph-count="15" meta:word-count="54" meta:character-count="170" meta:non-whitespace-character-count="126"/>
  </office:meta>
</office:document-meta>
</file>